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center" style:justify-single-word="false"/>
    </style:style>
    <style:style style:name="P3" style:family="paragraph" style:parent-style-name="Title" style:master-page-name="Standard">
      <style:paragraph-properties fo:margin-top="0cm" fo:margin-bottom="0.106cm" loext:contextual-spacing="false" fo:text-align="center"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m0getnavqiri"/>Dzieci-kraby i podziemne łono</text:p>
      <text:p text:style-name="P2"><text:bookmark text:name="_v2up1pelz5be"/>Czyli Pan Lodowego Ogrodu</text:p>
      <text:p text:style-name="P1">Zazwyczaj staram się pisać recenzje w miarę bezspoilerowe, ale tym razem postanowiłam zrobić wyjątek, ponieważ na „Panu Lodowego Ogrodu” autorstwa Jarosława Grzędowicza bardzo się zawiodłam. Słyszałam różne opinie o tej książce, za to w Internecie spotkałam się niemal wyłącznie z odzewem pozytywnym. Tymczasem mamy do czynienia z nieco lepszą siostrą tragicznej „Achai” Ziemiańskiego. Jeśli zamierzacie sami wyrobić sobie zdanie o tej powieści, to proponuję, byście nie czytali tego artykułu albo wrócili do niego po lekturze PLO.</text:p>
      <text:p text:style-name="P1">Pragnę zaznaczyć, że przeczytałam tylko tom I, więc jedynie jego treść będzie podlegać mojej ocenie. Słyszałam, że dalej jest gorzej, więc może pewnego dnia sięgnę po całość, by zaspokoić mój literacki masochizm. Bo powiem tak – było grubo. Nie jest to może najgorsza książka, z jaką miałam styczność, ale na pewno nie określiłabym jej mianem dobrej. Miała niezłe momenty, ale w sumie niewiele.</text:p>
      <text:p text:style-name="P1">„Pan Lodowego Ogrodu” opowiada o tym, że Vuko Drakkainen, człowiek wspomagany przy pomocy nowoczesnej technologii, trafia na planetę Midgaard, gdzie musi odszukać zaginionych ziemskich naukowców. Jest przy tym ucharakteryzowany na tubylca, więc nie może nawet nosić bielizny, bo Midgaard to takie pseudośredniowiecze. Jednocześnie korzysta z łuku bloczkowego oraz walczy przy pomocy katany. No i przywiózł z Ziemi siodło dla konia, którego musi sobie zdobyć. To naprawdę nie ma sensu – po pierwsze, siodło jest zbyt nieporęczne, by je nosić, po drugie, kiedy kupujesz konia, to często ze sprzętem. No i nie było gwarancji, że siodło będzie pasowało.</text:p>
      <text:p text:style-name="P1">Następnie Vuko znajduje część ekspedycji w stanie, który można określić jako „dostali jakimiś dziwnymi czarami”. Potem bohater walczy z potworem, który jest superszybki i potężny, ale nasz heros pokonuje go dzięki cyfralowi – biotechnologicznemu wspomagaczowi, który wszczepiono w jego mózg. Od jednego z miejscowych dowiaduje się, gdzie znajduje się najbliższa wiocha.</text:p>
      <text:p text:style-name="P1">Po dotarciu do najbliższej wiochy dowiadujemy się, że mieszkają tam wcale-nie-wikingowie. Główny bohater zdaje test, polegający na piciu piwa zaprawionego miesięczną krwią, udając, że jej nie wyczuwa. Generalnie Vuko to taki Geralt 2.0, tylko cyfral zastępuje mu mutacje. Dobra, jesteśmy na uczcie i dowiadujemy się, że miejscowa kuchnia jest ohydna – mięso jest szare, żylaste i kiepsko doprawione, a warzone piwo to paskudztwo, nie to, co Tyskie… Nie mam nic przeciwko temu, że Drakkainenowi to nie smakuje – ale jemu nie smakuje nic w całej książce. Wszystko jest paskudne. Miejscowi totalnie nie potrafią gotować. I tu wcale nie chodzi o to, że to dziwna kuchnia. Po prostu składniki są syfiaste i kiepskie. A pan Wcale Nie Gerwant chce pizzy i koncerniaka.</text:p>
      <text:p text:style-name="P1">Po imprezie dochodzi do zamachu na życie Vuko, za którym stoi miejscowa królowa. Królowa chatek z kupy i dziesięciu kóz. Kiedy Drakkainen ją przyłapuje, to ta chce, żeby ten uprawiał z nią seks, bo na pewno da jej silne dzieci. Dowiadujemy się też, że jeden z członków ekspedycji również miał taką okazję i z niej skorzystał. I od tej pory nasza władczyni regularnie rodzi potwory, a ten, którego Vuko zabił, był jej synem. Król, oczywiście, o niczym nie wiedział. Gdybym miała żonę, która ciągle jest w ciąży i rodzi jakieś monstra, to raczej bym o tym wiedziała i próbowała coś z tym zrobić. Miejscowy watażka musi być kretynem.</text:p>
      <text:p text:style-name="P1">Kolejna sprawa – pomimo swoich doświadczeń Vuko nie wierzy w magię. Spotkał kolesia zamienionego w drzewo i innego, który stał się czymś w rodzaju posągu, walczył z potworami, widział mgły (w tym świecie pojawiają się magiczne mgły, a z nimi przyłazi Zło), <text:soft-page-break/>ale dalej sądzi, że to masowe halucynacje, a miejscowi to zabobonni debile. Nawet kiedy mgły przylazły pod wieś i walczył z bardzo dziwnymi istotami, które zabijały skutecznie, ale całkiem wyrafinowanie, to dalej nie wierzył <text:s/>w magię. Nie i już. Bo on jest najmądrzejszy.</text:p>
      <text:p text:style-name="P1">W końcu Geralt z planety Midgaard opuszcza wiochę i wyrusza dalej, do innej wiochy. Po drodze zdobywa konia (stworzenie, na którym można wozić zad) i oswaja je dzięki wiedzy, której nauczył go Indianin. Po czym wszczepia mu do nosa jakiś odpowiednik swojego cyfrala. Od tej pory chabeta gada i jest wierna jak zwierzęcy sidekick księżniczki Disneya. Pojawienie się tego zwierzaka to ciekawa sprawa, ponieważ stało się to w wyniku magicznego wybuchu. Nawet tego nie skomentuję.</text:p>
      <text:p text:style-name="P1">Zanim trafi do wielkiego miasta wikingów (kolejna wiocha z chatkami z kupy), to ponownie spotyka handlarza artefaktami, z czego tak właściwie nic ciekawego nie wynika. Za to odwiedza jakieś nawiedzone ruiny, a wszystko przez kruka, który ukradł mu nasienie cyfrala czy coś takiego. Swoją drogą – kruk dołącza do drużyny naszej księżniczki i będzie ją chronił przed niebezpieczeństwami. Może w przyszłych tomach się to jakoś wyjaśni, ale póki co, nie znalazłam w tym żadnego sensu.</text:p>
      <text:p text:style-name="P1">No i dotarliśmy do wielkiego miasta na wybrzeżu, które jeśli wierzyć opisowi Vuko, jest niewielką wsią. Mimo wszystko można tam kupić piękne niewolnice seksualne sprowadzane z całego świata. Takie ekskluzywne. W ogóle można tam kupić wszystko. Poza bułkami i butami – a tak przynajmniej stwierdza Vuko, mówiąc, że to kultura rolnicza, gdzie każdy sam piecze chleb i szyje ciuchy. Co najwyżej gwoździe sprzedają. No i miecze oraz ładne laski, tego to mają dostatek.</text:p>
      <text:p text:style-name="P1">Wracając do niewolnic seksualnych – Vuko szuka wśród nich naukowczyni z Ziemi. W pewnym momencie zastanawia się nad kupnem jednej z dziewczyn w celach wiadomych i usprawiedliwia, że to byłby dla niej dobry los, bo kiedyś by ją uwolnił. No, wiadomo, że bycie gwałconą przez oświeconego Vuko to wspaniały los. W końcu rezygnuje z zakupu. Powód? Panna była za młoda. Gwałty to tylko na pełnoletnich.</text:p>
      <text:p text:style-name="P1">Ja rozumiem, że nie każdy główny bohater musi być praworządnym dobrym, ale Vuko chyba nie miał być taką odrażającą postacią. Niestety, ale wygląda mi to na efekt niezamierzony. Gwałty i molestowanie to czyny obrzydliwe, których nie powinno się usprawiedliwiać nawet w literaturze. Dalej nie rozumiecie? No, to wyobraźcie sobie protagonistę-pedofila, bo to zbliżony poziom zła.</text:p>
      <text:p text:style-name="P1">Tymczasem, czytając o Drakkainenie, mam przed oczami gimnazjalnego miłośnika jednej z partii politycznych, który wypisuje głupie komentarze na Kwejku. Podobnie jak nasze kuce, Vuko narzeka na ziemskich polityków, ponieważ ci próbują kontrolować życie obywateli i ograniczają ich możliwości, co objawia się m.in. tym, że istnieją normy odnośnie jakości jedzenia i że państwo utrudnia ludziom robienie sobie krzywdy. Ogółem cywilizacja to zło, bo odbiera wolność takim mustangom z Dzikiej Doliny jak Vuko. Mimo wszystko nasz mały kucyk ciągle na brak osiągnięć tejże cywilizacji narzeka, pokazując, że jest w dodatku hipokrytą.</text:p>
      <text:p text:style-name="P1">Przyznaję, że to jedna z tych postaci, które miałam ochotę zamordować. Może i zdarza mi się to całkiem często, ale to nie jest kwestia tego, że bohater jest nudny czy głupi (choć głupi to on akurat jest), po prostu to koleś, który miał być silny, wielowymiarowy, ale pozytywny, a wyszedł hipokryta i potencjalny gwałciciel, który wszystko wie najlepiej. No i niestety, ale dzięki mutac… cyfralowi, nasz Geralt może pozbywać się pewnych uczuć, świetnie walczy, nie musi się uczyć języków obcych i ma w języku laboratorium chemiczne. Do tego widzi w ciemności, sam się znieczula i leczy.</text:p>
      <text:p text:style-name="P1">Vuko posiada korzenie polskie (a jakże!), chorwackie i fińskie. W każdym z tych krajów posiada dom. „Vuko”, to po chorwacku wilk, więc nie zdziwiłabym się, gdyby to naprawdę <text:soft-page-break/>miał być Geralt 2.0. Tylko cóż, Geralt miał klasę i naprawdę dobre serce, a Drakkainen może i miewa ludzkie odruchy, ale przez większość czasu jest obrzydliwy i w dodatku niezbyt rozgarnięty w swoim poczuciu wyższości nad tubylcami.</text:p>
      <text:p text:style-name="P1">Tubylcy to też ciekawa sprawa. Jeżdżą na wiking, wyglądają tak, jak Grzędowicz wyobrażał sobie wikingów, i mają wikińskie imiona. Każdy posiada też jakiś bezsensowny przydomek, który wygląda na wypluty z generatora kucykowych imion. W sumie brzmi to jak imiona indiańskie, tylko nie ma żadnego uzasadnienia. I tak mamy: Grule Słomianego Psa, Jakiegośtam Twardego Krzemienia oraz innych Karmiących Ryby i Księżyce na Twarzy.</text:p>
      <text:p text:style-name="P1">A co się dzieje dalej? Cóż, Vuko zostaje zaatakowany przez Ludzi Węże, którzy są źli i edgy i nikt ich nie lubi. Dowiadujemy się też, jakiego ma wspaniałego konia. Po paru przygodach Wilczek i jego miejscowi znajomi płyną w stronę kraju Węży. Okazuje się, że ktoś kradnie wikingom dzieciaki. Vuko rusza na odsiecz i dowiaduje się, że wrogie plemię ma sojusz z siłami mgły i przerabia porwane dzieci na maszyny bojowe zwane krabami, które są nienaturalnie szybkie i morderczo skuteczne. Pamiętajcie, jeśli weźmiecie dzieciaka, wsadzicie w blachy i rozpuścicie tkanki miękkie, to powstanie krab, który chyba zachowa jakieś resztki wspomnień i inteligencji smarkacza.</text:p>
      <text:p text:style-name="P1">Na końcu książki nasz wielki heros zostaje drzewem. Okazało się, że to jeden z naukowców został magiem i zaczął odtwarzać obrazy swojego ulubionego malarza. A przy tym zniewolił Węże i produkował kraby. Dlaczego? Bo mógł. Nie wiem, może później okaże się coś więcej. Jednak końcówka była zdrowo poryta. Przy tym pan naukowiec posługiwał się mową godną działacza partyjnego z partii komunistycznej i chyba na takim działaczu był wzorowany.</text:p>
      <text:p text:style-name="P1">Prócz wątku Vuko mamy też drugi równoległy wątek, młodego księcia wcale-nie-Chińczyka, którego wam nie streszczę tak dokładnie, jak przygód Geralta-komandosa. Powiem, że przygody Terkeja Tandżuraka czytało się dużo lepiej, choć były tam również najgorsze i najbardziej popierniczone fragmenty w całej książce. Niestety, ale i tutaj logika trzymała się na ślinę i taśmę. W sumie to jest największa bolączka „Pana Lodowego Ogrodu” – wiele rzeczy w tej historii nie ma najmniejszego sensu.</text:p>
      <text:p text:style-name="P1">Terkej to młody książę (tohimon), następca Tygrysiego Tronu. Jest Kirneńczykiem. Jego ojciec-cesarz też nim jest. A mimo wszystko cesarstwo jest amitrajskie, czyli w praktyce mongolskie. Przyznaję, że sama się w tym zgubiłam i podejrzewam, że autor też. Amitrajowie, którzy podbili Kirnen, ale to i tak Kirneńczyk jest cesarzem? </text:p>
      <text:p text:style-name="P1">Ogółem dowiadujemy się, jak przebiegało dzieciństwo Terkeja i to miało mało sensu. Podejrzewam, że chodziło o to, by pokazać, że nasi Chińczycy starali się stworzyć zahartowanego księcia idealnego, ale ten chłopak jadł jakieś głodowe racje. I mył się w zimnej wodzie, za to wiadro było ze srebra i szylkretu. Jakby nie mogli się zdecydować, czy chcą wprowadzić luksusy czy surowe warunki.</text:p>
      <text:p text:style-name="P1">Muszę pochwalić „Pana Lodowego Ogrodu” za fragment, w którym trzej bracia dostali po wyspie oraz po stadzie bystretek, czyli takich magicznych, inteligentnych surykatek i bawili się w symulator państwa. To było takie całkiem przyjemne i lekkie, przypominało różne bajki i inne opowieści z morałem. Nie do końca pasowało do samej książki i to chyba dlatego tę część oceniam najlepiej.</text:p>
      <text:p text:style-name="P1">Niestety, ale wszystko, co dobre, kiedyś się kończy i w końcu doszłam do seksów. Seksów Terkeja i jego nauczycielki. To nie były najlepsze znane mi opisy stosunków, ale daleko im było do najgorszych. Wyróżnia je dodany do nich pseudointeligentny bełkot. Z PLO można dowiedzieć się, że: bab nie można kochać, nie można im pozwolić się zdominować, w łóżku dominuje i wygrywa ta strona, która sprawi, że druga osoba znajdzie się w jej władzy za sprawą doskonałego orgazmu. To był długi fragment.</text:p>
      <text:p text:style-name="P1"><text:soft-page-break/>Później mamy problemy, ponieważ w kraju źle się dzieje, a oprócz tego muszą borykać się z kapłanką bardzo złej religii, która ma coraz większe poparcie wśród ludu, ponieważ ich karmi, uzdrawia, a opornych ewaporuje. Jest to oczywiście jedna z zaginionych naukowców, ani chybi zła feminazistka. Generalnie – chyba już domyśliliście się, kto wchodzi w skład wielkiego kwartetu wrogów tego świata.</text:p>
      <text:p text:style-name="P1">Nahel Ifrija, bo pod takim imieniem występuje nasza „kapłanka”, wyznaje wiarę w Podziemną Matkę. I jest to chyba najdziwniejszy o kult, o którym słyszałam. Wyobraźcie sobie religię, w <text:s/>której wszystkie dobra oddajecie kapłanom, radość i przyjemności są bardzo niemile widziane, kobiety żyją w czystości w specjalnych domach, a mężczyzn się kastruje. Do tego wyznawcy lubią malować na ścianach waginalny symbol. No i obchodzą święto podziemnego łona. Podziemna Matka jest nazywana również Panią Żniw, Boginią Urodzaju, Żywicielką i Matką.</text:p>
      <text:p text:style-name="P1">Zastanawiam się, czy Grzędowicz nie próbował pojechać po feministkach i wiccankach, bo chyba stąd czerpał swoje inspiracje. Cóż, nie wiem, co ten pan zamierzał, ale nie wyszło. Bo w książce te pomysły wyglądają jeszcze gorzej niż w tej streszczenio-recenzji. Ogółem odnoszę wrażenie, że powieść jest mocno przesiąknięta poglądami autora, co w połączeniu z kiepskim wykonaniem daje miejscami efekt wręcz komiczny.</text:p>
      <text:p text:style-name="P1">Pragnę też zwrócić uwagę na kreację postaci kobiecych, które nie istnieją albo służą za sekszabawki. Ewentualnie są tymi złymi. Wszystkie pozytywne bohaterki były niesamowicie piękne i służyły Terkejowi do zaspokajania popędu. W sumie większość dziewczyn w PLO miała takie właśnie przeznaczenie. Nawet królowa czterech kóz i pięciu kur zamierzała się oddać Vuko. Niewolnice na targu? Przeznaczenie łóżkowe. Terkej uczy się sztuki ruchów posuwisto-zwrotnych? Stada pięknych kobiet! Scena walki? Aiina, nauczycielka Terkeja (seksu też) nago odpiera stada napastników. Podczas tej wyczerpującej potyczki oblizuje szablę z krwi. Ktoś tu miał fantazje. Jakie, to dopowiedzcie sobie sami.</text:p>
      <text:p text:style-name="P1">Co jeszcze zgrzytało? Narracja, która się zmienia. Ponoć to miał być efekt celowy, jednak osobiście uznałabym to za błąd. Nie przeszkadza jakoś szczególnie i możliwe, że większość z Was nawet tego nie zauważy. Sam tekst jest napisany całkiem nieźle, choć uważam, że Grzędowicz pisze dużo gorzej niż jego żona. Jednak spotykałam się i z odmiennymi głosami. Cóż, to kwestia gustu.</text:p>
      <text:p text:style-name="P1">Jeśli chodzi o zalety, to wbrew pozorom, trochę by się tego znalazło. Sama idea uroczysk i pochodzącej z nich magii, dziwnych mgieł oraz mechaniki czarów jest naprawdę ciekawa. Podobnie jak osadzenie akcji na innej planecie. Również to, że ekipa badawcza zmieniła się w złodupców, to pomysł dobry. Niestety, ale wykonanie jest kiepskie. Myślę, że jakby poprawić wiele fragmentów, zmienić to i owo oraz załatać dziury fabularne, to mogłaby to być całkiem dobra książka.</text:p>
      <text:p text:style-name="P1">Niestety, ale nie mogę polecić „Pana Lodowego Ogrodu”. Jednak nie zamierzam nikomu zabraniać lubienia tej książki. Miało być mocne science fantasy, a wyszedł Geralt-kuc z Kwejka w świecie wikingo-indian. Jednak sądzę, że jeśli ktoś szuka czegoś, co się czyta szybko i dobrze odmóżdża, to PLO może się sprawdzić. W końcu nie wszystkie książki, które przyjemnie się czyta, są wybitne.</text:p>
      <text:p text:style-name="P1">Obrazki:</text:p>
      <text:p text:style-name="P1"><text:a xlink:type="simple" xlink:href="http://www.smakizpolski.com.pl/wp-content/uploads/2014/07/374588_10150411874648774_1357440660_n.jpg" text:style-name="Internet_20_link" text:visited-style-name="Visited_20_Internet_20_Link"><text:span text:style-name="T1">http://www.smakizpolski.com.pl/wp-content/uploads/2014/07/374588_10150411874648774_1357440660_n.jpg</text:span></text:a></text:p>
      <text:p text:style-name="P1"><text:a xlink:type="simple" xlink:href="https://werdandi.deviantart.com/art/Vuko-25325032" text:style-name="Internet_20_link" text:visited-style-name="Visited_20_Internet_20_Link"><text:span text:style-name="T1">https://werdandi.deviantart.com/art/Vuko-25325032</text:span></text:a></text:p>
      <text:p text:style-name="P1"><text:a xlink:type="simple" xlink:href="http://www.smakizpolski.com.pl/wp-content/uploads/2014/07/302226_10150411983418774_17606384_n.jpg" text:style-name="Internet_20_link" text:visited-style-name="Visited_20_Internet_20_Link"><text:span text:style-name="T1">http://www.smakizpolski.com.pl/wp-content/uploads/2014/07/302226_10150411983418774_17606384_n.jpg</text:span></text:a></text:p>
      <text:p text:style-name="P1"><text:soft-page-break/><text:a xlink:type="simple" xlink:href="http://www.smakizpolski.com.pl/wp-content/uploads/2014/07/box_potyczka.jpg" text:style-name="Internet_20_link" text:visited-style-name="Visited_20_Internet_20_Link"><text:span text:style-name="T1">http://www.smakizpolski.com.pl/wp-content/uploads/2014/07/box_potyczka.jpg</text:span></text:a></text:p>
      <text:p text:style-name="P1"><text:a xlink:type="simple" xlink:href="https://daywayfarer.deviantart.com/art/Vuko-Drakkainen-201386285" text:style-name="Internet_20_link" text:visited-style-name="Visited_20_Internet_20_Link"><text:span text:style-name="T1">https://daywayfarer.deviantart.com/art/Vuko-Drakkainen-201386285</text:span></text:a></text:p>
      <text:p text:style-name="P1"><text:a xlink:type="simple" xlink:href="https://jameli.deviantart.com/art/Nahel-Ifrija-Colored-367362576" text:style-name="Internet_20_link" text:visited-style-name="Visited_20_Internet_20_Link"><text:span text:style-name="T1">https://jameli.deviantart.com/art/Nahel-Ifrija-Colored-367362576</text:span></text:a> (Autorka napisała takie coś, więc nie wiem, czy się nadaje do użycia: About 40 h. Many references but no copying)</text:p>
      <text:p text:style-name="P1"><text:a xlink:type="simple" xlink:href="http://rafalkimla.znadplanszy.pl/wp-content/uploads/sites/32/2013/12/1459266_764217456937280_1377058545_n-508x720.jpg" text:style-name="Internet_20_link" text:visited-style-name="Visited_20_Internet_20_Link"><text:span text:style-name="T1">http://rafalkimla.znadplanszy.pl/wp-content/uploads/sites/32/2013/12/1459266_764217456937280_1377058545_n-508x720.jpg</text:span></text:a></text:p>
      <text:p text:style-name="P1"><text:a xlink:type="simple" xlink:href="http://rafalkimla.znadplanszy.pl/wp-content/uploads/sites/32/2013/12/vuko-1030x445.jpg" text:style-name="Internet_20_link" text:visited-style-name="Visited_20_Internet_20_Link"><text:span text:style-name="T1">http://rafalkimla.znadplanszy.pl/wp-content/uploads/sites/32/2013/12/vuko-1030x445.jpg</text:span></text:a></text:p>
      <text:p text:style-name="P1"><text:a xlink:type="simple" xlink:href="http://3.bp.blogspot.com/-YykVA0Fwxkc/UsC6p79eezI/AAAAAAAAAco/aINxmG_5ZuA/s1600/pan_lodowego_ogrodu.jpg" text:style-name="Internet_20_link" text:visited-style-name="Visited_20_Internet_20_Link"><text:span text:style-name="T1">http://3.bp.blogspot.com/-YykVA0Fwxkc/UsC6p79eezI/AAAAAAAAAco/aINxmG_5ZuA/s1600/pan_lodowego_ogrodu.jpg</text:span></text:a></text:p>
      <text:p text:style-name="P1"><text:a xlink:type="simple" xlink:href="https://polecksiazke.files.wordpress.com/2014/03/lodowy-2.png" text:style-name="Internet_20_link" text:visited-style-name="Visited_20_Internet_20_Link"><text:span text:style-name="T1">https://polecksiazke.files.wordpress.com/2014/03/lodowy-2.png</text:span></text:a></text:p>
      <text:p text:style-name="P1"><text:a xlink:type="simple" xlink:href="http://www.czytelnia.siata.info/_files/repository/rec_29/obr_01.jpg" text:style-name="Internet_20_link" text:visited-style-name="Visited_20_Internet_20_Link"><text:span text:style-name="T1">http://www.czytelnia.siata.info/_files/repository/rec_29/obr_01.jpg</text:span></text:a></text:p>
      <text:p text:style-name="P1"><text:a xlink:type="simple" xlink:href="http://mozecoswiecej.pl/wp-content/uploads/2014/08/thumb_2100_gadzet_sredni1024.jpg" text:style-name="Internet_20_link" text:visited-style-name="Visited_20_Internet_20_Link"><text:span text:style-name="T1">http://mozecoswiecej.pl/wp-content/uploads/2014/08/thumb_2100_gadzet_sredni1024.jpg</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2-18T19:04:39.194000000</dc:date>
    <meta:editing-duration>PT2M29S</meta:editing-duration>
    <meta:editing-cycles>1</meta:editing-cycles>
    <meta:document-statistic meta:table-count="0" meta:image-count="0" meta:object-count="0" meta:page-count="5" meta:paragraph-count="45" meta:word-count="2261" meta:character-count="15666" meta:non-whitespace-character-count="13436"/>
  </office:meta>
</office:document-meta>
</file>